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_templat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4"/>
          <table:table-cell table:style-name="ce2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4"/>
          <table:table-cell table:style-name="ce2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ll;1=l;2=m³</text:p>
          </table:table-cell>
          <table:table-cell table:style-name="ce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ny;1=oil;2=gas</text:p>
          </table:table-cell>
          <table:table-cell table:style-name="ce2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arts;1=hours 1;2=hours 2;3=hours 3;4=hours 4;5=modulation;16=amount</text:p>
          </table:table-cell>
          <table:table-cell table:style-name="ce2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55=stop;0xaa=start</text:p>
          </table:table-cell>
          <table:table-cell table:style-name="ce2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op;1=cyclic;2=event;3=single;3=cyclic and event</text:p>
          </table:table-cell>
          <table:table-cell table:style-name="ce2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/>
          <table:table-cell table:style-name="ce2" office:value-type="string" calcext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/>
          <table:table-cell table:style-name="ce2" office:value-type="string" calcext:value-type="string">
            <text:p>Wochenta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4"/>
          <table:table-cell table:style-name="ce2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4"/>
          <table:table-cell table:style-name="ce2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#vaillant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5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office:value-type="string" calcext:value-type="string">
            <text:p>HDA:3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2" office:value-type="string" calcext:value-type="string">
            <text:p>ULG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ULG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4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ve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eizkur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pstatus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3=heat;6=standby;7=otshutdown;8=water</text:p>
          </table:table-cell>
          <table:table-cell table:number-columns-repeated="1020"/>
        </table:table-row>
        <table:table-row table:style-name="ro2" table:number-rows-repeated="1048320">
          <table:table-cell table:number-columns-repeated="1023"/>
        </table:table-row>
        <table:table-row table:style-name="ro2" table:number-rows-repeated="170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_templates.A1:_templates.E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.00.0000</text:date>, <text:time style:data-style-name="N2" text:time-value="10:25:08.7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03-14T10:34:13.708000000</dc:date>
    <meta:editing-duration>P27DT12H19M32S</meta:editing-duration>
    <meta:editing-cycles>103</meta:editing-cycles>
    <meta:generator>LibreOffice/4.3.5.2$Windows_x86 LibreOffice_project/3a87456aaa6a95c63eea1c1b3201acedf0751bd5</meta:generator>
    <meta:document-statistic meta:table-count="1" meta:cell-count="267" meta:object-count="0"/>
  </office:meta>
</office:document-meta>
</file>